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ateg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teg 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ateg 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teg W</text:p>
          </table:table-cell>
          <table:table-cell/>
          <table:table-cell office:value-type="string" calcext:value-type="string">
            <text:p>Grupo</text:p>
          </table:table-cell>
          <table:table-cell office:value-type="string" calcext:value-type="string">
            <text:p>Dato</text:p>
          </table:table-cell>
          <table:table-cell office:value-type="string" calcext:value-type="string">
            <text:p>Numeracion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N_X</text:p>
          </table:table-cell>
          <table:table-cell office:value-type="string" calcext:value-type="string">
            <text:p>Suma categ X</text:p>
          </table:table-cell>
          <table:table-cell office:value-type="string" calcext:value-type="string">
            <text:p>N_X</text:p>
          </table:table-cell>
          <table:table-cell office:value-type="string" calcext:value-type="string">
            <text:p>Suma categ Y</text:p>
          </table:table-cell>
          <table:table-cell office:value-type="string" calcext:value-type="string">
            <text:p>N_Z</text:p>
          </table:table-cell>
          <table:table-cell office:value-type="string" calcext:value-type="string">
            <text:p>Suma categ Z</text:p>
          </table:table-cell>
          <table:table-cell office:value-type="string" calcext:value-type="string">
            <text:p>N_W</text:p>
          </table:table-cell>
          <table:table-cell office:value-type="string" calcext:value-type="string">
            <text:p>Suma categ W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formula="of:=COUNT([.A2:.A7])" office:value-type="float" office:value="6" calcext:value-type="float">
            <text:p>6</text:p>
          </table:table-cell>
          <table:table-cell table:formula="of:=SUM([.B2:.B7])" office:value-type="float" office:value="103.5" calcext:value-type="float">
            <text:p>103.5</text:p>
          </table:table-cell>
          <table:table-cell table:formula="of:=COUNT([.C2:.C7])" office:value-type="float" office:value="6" calcext:value-type="float">
            <text:p>6</text:p>
          </table:table-cell>
          <table:table-cell table:formula="of:=SUM([.D2:.D7])" office:value-type="float" office:value="104" calcext:value-type="float">
            <text:p>104</text:p>
          </table:table-cell>
          <table:table-cell table:formula="of:=COUNT([.E2:.E7])" office:value-type="float" office:value="6" calcext:value-type="float">
            <text:p>6</text:p>
          </table:table-cell>
          <table:table-cell table:formula="of:=SUM([.F2:.F7])" office:value-type="float" office:value="53.5" calcext:value-type="float">
            <text:p>53.5</text:p>
          </table:table-cell>
          <table:table-cell table:formula="of:=COUNT([.G2:.G7])" office:value-type="float" office:value="6" calcext:value-type="float">
            <text:p>6</text:p>
          </table:table-cell>
          <table:table-cell table:formula="of:=SUM([.H2:.H7])" office:value-type="float" office:value="39" calcext:value-type="float">
            <text:p>3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^2_i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formula="of:=[.B9]^2/[.A9]" office:value-type="float" office:value="1785.375" calcext:value-type="float">
            <text:p>1785.375</text:p>
          </table:table-cell>
          <table:table-cell/>
          <table:table-cell table:formula="of:=[.D9]^2/[.C9]" office:value-type="float" office:value="1802.66666666667" calcext:value-type="float">
            <text:p>1802.66666666667</text:p>
          </table:table-cell>
          <table:table-cell/>
          <table:table-cell table:formula="of:=[.F9]^2/[.E9]" office:value-type="float" office:value="477.041666666667" calcext:value-type="float">
            <text:p>477.041666666667</text:p>
          </table:table-cell>
          <table:table-cell/>
          <table:table-cell table:formula="of:=[.H9]^2/[.G9]" office:value-type="float" office:value="253.5" calcext:value-type="float">
            <text:p>253.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COUNT([.K2:.K25])"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gma R^2_i</text:p>
          </table:table-cell>
          <table:table-cell table:formula="of:=SUM([.A11:.H11])" office:value-type="float" office:value="4318.58333333333" calcext:value-type="float">
            <text:p>4318.58333333333</text:p>
          </table:table-cell>
          <table:table-cell/>
          <table:table-cell office:value-type="string" calcext:value-type="string">
            <text:p>num tx</text:p>
          </table:table-cell>
          <table:table-cell table:formula="of:=COUNT([.A11:.H11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12/N(N+1)</text:p>
          </table:table-cell>
          <table:table-cell table:formula="of:=12/([.B15]*([.B15]+1))" office:value-type="float" office:value="0.02" calcext:value-type="float">
            <text:p>0.02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3(N+1)</text:p>
          </table:table-cell>
          <table:table-cell table:formula="of:=3*([.B15]+1)"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[.B17]*[.B16]-[.B18]" office:value-type="float" office:value="11.3716666666667" calcext:value-type="float">
            <text:p>11.3716666666667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² tabla</text:p>
          </table:table-cell>
          <table:table-cell office:value-type="float" office:value="7.815" calcext:value-type="float">
            <text:p>7.815</text:p>
          </table:table-cell>
          <table:table-cell table:number-columns-repeated="7"/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formula="of:=[.E16]-1"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7"/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4" calcext:value-type="float">
            <text:p>24</text:p>
          </table:table-cell>
        </table:table-row>
      </table:table>
      <table:table table:name="p1-copy-paste" table:style-name="ta1">
        <table:table-column table:style-name="co1" table:number-columns-repeated="18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3W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W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W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M1:.M2])" office:value-type="float" office:value="1.5" calcext:value-type="float">
            <text:p>1.5</text:p>
          </table:table-cell>
          <table:table-cell/>
          <table:table-cell table:style-name="ce1" office:value-type="string" calcext:value-type="string">
            <text:p>3W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3W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X</text:p>
          </table:table-cell>
          <table:table-cell table:style-name="ce1" office:value-type="string" calcext:value-type="string">
            <text:p>categ X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categ Y</text:p>
          </table:table-cell>
          <table:table-cell office:value-type="string" calcext:value-type="string">
            <text:p>Z</text:p>
          </table:table-cell>
          <table:table-cell table:style-name="ce5" office:value-type="string" calcext:value-type="string">
            <text:p>categ Z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categ 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Y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3Y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3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3Y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3Y</text:p>
          </table:table-cell>
          <table:table-cell table:style-name="ce4" office:value-type="float" office:value="1.5" calcext:value-type="float">
            <text:p>1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W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W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Z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6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Z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7Z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Z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Z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Z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7Z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W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8W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8W</text:p>
          </table:table-cell>
          <table:table-cell table:style-name="ce1" office:value-type="float" office:value="6" calcext:value-type="float">
            <text:p>6</text:p>
          </table:table-cell>
          <table:table-cell table:formula="of:=AVERAGE([.M6:.M7])" office:value-type="float" office:value="6.5" calcext:value-type="float">
            <text:p>6.5</text:p>
          </table:table-cell>
          <table:table-cell/>
          <table:table-cell table:style-name="ce1" office:value-type="string" calcext:value-type="string">
            <text:p>8W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8W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Z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8Z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8Z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8Z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8Z</text:p>
          </table:table-cell>
          <table:table-cell table:style-name="ce5" office:value-type="float" office:value="6.5" calcext:value-type="float">
            <text:p>6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9W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W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W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W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9W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uma categ X</text:p>
          </table:table-cell>
          <table:table-cell/>
          <table:table-cell office:value-type="string" calcext:value-type="string">
            <text:p>Suma categ Y</text:p>
          </table:table-cell>
          <table:table-cell/>
          <table:table-cell office:value-type="string" calcext:value-type="string">
            <text:p>Suma categ Z</text:p>
          </table:table-cell>
          <table:table-cell/>
          <table:table-cell office:value-type="string" calcext:value-type="string">
            <text:p>Suma categ 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W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0W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0W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0W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0W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SUM([.W2:.W7])" office:value-type="float" office:value="103.5" calcext:value-type="float">
            <text:p>103.5</text:p>
          </table:table-cell>
          <table:table-cell/>
          <table:table-cell table:formula="of:=SUM([.Y2:.Y7])" office:value-type="float" office:value="104" calcext:value-type="float">
            <text:p>104</text:p>
          </table:table-cell>
          <table:table-cell/>
          <table:table-cell table:formula="of:=SUM([.AA2:.AA7])" office:value-type="float" office:value="53.5" calcext:value-type="float">
            <text:p>53.5</text:p>
          </table:table-cell>
          <table:table-cell/>
          <table:table-cell table:formula="of:=SUM([.AC2:.AC7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1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Z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1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Z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12W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2W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2W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2W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2W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3X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13X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13X</text:p>
          </table:table-cell>
          <table:table-cell table:style-name="ce1" office:value-type="float" office:value="12" calcext:value-type="float">
            <text:p>12</text:p>
          </table:table-cell>
          <table:table-cell table:formula="of:=AVERAGE([.M12:.M13])" office:value-type="float" office:value="12.5" calcext:value-type="float">
            <text:p>12.5</text:p>
          </table:table-cell>
          <table:table-cell/>
          <table:table-cell table:style-name="ce1" office:value-type="string" calcext:value-type="string">
            <text:p>13X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13X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3Z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13Z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13Z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  <table:table-cell table:style-name="ce1" office:value-type="string" calcext:value-type="string">
            <text:p>13Z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13Z</text:p>
          </table:table-cell>
          <table:table-cell table:style-name="ce5" office:value-type="float" office:value="12.5" calcext:value-type="float">
            <text:p>12.5</text:p>
          </table:table-cell>
          <table:table-cell/>
          <table:table-cell office:value-type="string" calcext:value-type="string">
            <text:p>N</text:p>
          </table:table-cell>
          <table:table-cell table:formula="of:=COUNT([.T1:.T24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5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5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5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5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5X</text:p>
          </table:table-cell>
          <table:table-cell table:style-name="ce1" office:value-type="float" office:value="14" calcext:value-type="float">
            <text:p>14</text:p>
          </table:table-cell>
          <table:table-cell/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6X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16X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16X</text:p>
          </table:table-cell>
          <table:table-cell table:style-name="ce1" office:value-type="float" office:value="15" calcext:value-type="float">
            <text:p>15</text:p>
          </table:table-cell>
          <table:table-cell table:formula="of:=AVERAGE([.M15:.M16])" office:value-type="float" office:value="15.5" calcext:value-type="float">
            <text:p>15.5</text:p>
          </table:table-cell>
          <table:table-cell/>
          <table:table-cell table:style-name="ce1" office:value-type="string" calcext:value-type="string">
            <text:p>16X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16X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16Z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Z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16Z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16Z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16Z</text:p>
          </table:table-cell>
          <table:table-cell table:style-name="ce5" office:value-type="float" office:value="15.5" calcext:value-type="float">
            <text:p>15.5</text:p>
          </table:table-cell>
          <table:table-cell table:number-columns-repeated="9"/>
        </table:table-row>
        <table:table-row table:style-name="ro1">
          <table:table-cell table:formula="of:=CONCATENATE([.A9]; [.A1])" office:value-type="string" office:string-value="13X" calcext:value-type="string">
            <text:p>13X</text:p>
          </table:table-cell>
          <table:table-cell table:formula="of:=CONCATENATE([.B9]; [.B1])" office:value-type="string" office:string-value="3Y" calcext:value-type="string">
            <text:p>3Y</text:p>
          </table:table-cell>
          <table:table-cell table:formula="of:=CONCATENATE([.C9]; [.C1])" office:value-type="string" office:string-value="6Z" calcext:value-type="string">
            <text:p>6Z</text:p>
          </table:table-cell>
          <table:table-cell table:formula="of:=CONCATENATE([.D9]; [.D1])" office:value-type="string" office:string-value="3W" calcext:value-type="string">
            <text:p>3W</text:p>
          </table:table-cell>
          <table:table-cell/>
          <table:table-cell office:value-type="string" calcext:value-type="string">
            <text:p>18X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18X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18X</text:p>
          </table:table-cell>
          <table:table-cell table:style-name="ce1" office:value-type="float" office:value="17" calcext:value-type="float">
            <text:p>17</text:p>
          </table:table-cell>
          <table:table-cell table:formula="of:=AVERAGE([.M17:.M18])" office:value-type="float" office:value="17.5" calcext:value-type="float">
            <text:p>17.5</text:p>
          </table:table-cell>
          <table:table-cell/>
          <table:table-cell table:style-name="ce1" office:value-type="string" calcext:value-type="string">
            <text:p>18X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18X</text:p>
          </table:table-cell>
          <table:table-cell table:style-name="ce1" office:value-type="float" office:value="17.5" calcext:value-type="float">
            <text:p>17.5</text:p>
          </table:table-cell>
          <table:table-cell table:number-columns-repeated="9"/>
        </table:table-row>
        <table:table-row table:style-name="ro1">
          <table:table-cell table:formula="of:=CONCATENATE([.A10]; [.A1])" office:value-type="string" office:string-value="15X" calcext:value-type="string">
            <text:p>15X</text:p>
          </table:table-cell>
          <table:table-cell table:formula="of:=CONCATENATE([.B10]; [.B1])" office:value-type="string" office:string-value="18Y" calcext:value-type="string">
            <text:p>18Y</text:p>
          </table:table-cell>
          <table:table-cell table:formula="of:=CONCATENATE([.C10]; [.C1])" office:value-type="string" office:string-value="7Z" calcext:value-type="string">
            <text:p>7Z</text:p>
          </table:table-cell>
          <table:table-cell table:formula="of:=CONCATENATE([.D10]; [.D1])" office:value-type="string" office:string-value="5W" calcext:value-type="string">
            <text:p>5W</text:p>
          </table:table-cell>
          <table:table-cell/>
          <table:table-cell office:value-type="string" calcext:value-type="string">
            <text:p>18Y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8Y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8Y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  <table:table-cell table:style-name="ce1" office:value-type="string" calcext:value-type="string">
            <text:p>18Y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18Y</text:p>
          </table:table-cell>
          <table:table-cell table:style-name="ce4" office:value-type="float" office:value="17.5" calcext:value-type="float">
            <text:p>17.5</text:p>
          </table:table-cell>
          <table:table-cell table:number-columns-repeated="9"/>
        </table:table-row>
        <table:table-row table:style-name="ro1">
          <table:table-cell table:formula="of:=CONCATENATE([.A11]; [.A1])" office:value-type="string" office:string-value="16X" calcext:value-type="string">
            <text:p>16X</text:p>
          </table:table-cell>
          <table:table-cell table:formula="of:=CONCATENATE([.B11]; [.B1])" office:value-type="string" office:string-value="20Y" calcext:value-type="string">
            <text:p>20Y</text:p>
          </table:table-cell>
          <table:table-cell table:formula="of:=CONCATENATE([.C11]; [.C1])" office:value-type="string" office:string-value="8Z" calcext:value-type="string">
            <text:p>8Z</text:p>
          </table:table-cell>
          <table:table-cell table:formula="of:=CONCATENATE([.D11]; [.D1])" office:value-type="string" office:string-value="8W" calcext:value-type="string">
            <text:p>8W</text:p>
          </table:table-cell>
          <table:table-cell/>
          <table:table-cell office:value-type="string" calcext:value-type="string">
            <text:p>20Y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0Y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0Y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20Y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0Y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formula="of:=CONCATENATE([.A12]; [.A1])" office:value-type="string" office:string-value="18X" calcext:value-type="string">
            <text:p>18X</text:p>
          </table:table-cell>
          <table:table-cell table:formula="of:=CONCATENATE([.B12]; [.B1])" office:value-type="string" office:string-value="32Y" calcext:value-type="string">
            <text:p>32Y</text:p>
          </table:table-cell>
          <table:table-cell table:formula="of:=CONCATENATE([.C12]; [.C1])" office:value-type="string" office:string-value="11Z" calcext:value-type="string">
            <text:p>11Z</text:p>
          </table:table-cell>
          <table:table-cell table:formula="of:=CONCATENATE([.D12]; [.D1])" office:value-type="string" office:string-value="9W" calcext:value-type="string">
            <text:p>9W</text:p>
          </table:table-cell>
          <table:table-cell/>
          <table:table-cell office:value-type="string" calcext:value-type="string">
            <text:p>22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2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2X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22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2X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formula="of:=CONCATENATE([.A13]; [.A1])" office:value-type="string" office:string-value="22X" calcext:value-type="string">
            <text:p>22X</text:p>
          </table:table-cell>
          <table:table-cell table:formula="of:=CONCATENATE([.B13]; [.B1])" office:value-type="string" office:string-value="33Y" calcext:value-type="string">
            <text:p>33Y</text:p>
          </table:table-cell>
          <table:table-cell table:formula="of:=CONCATENATE([.C13]; [.C1])" office:value-type="string" office:string-value="13Z" calcext:value-type="string">
            <text:p>13Z</text:p>
          </table:table-cell>
          <table:table-cell table:formula="of:=CONCATENATE([.D13]; [.D1])" office:value-type="string" office:string-value="10W" calcext:value-type="string">
            <text:p>10W</text:p>
          </table:table-cell>
          <table:table-cell/>
          <table:table-cell office:value-type="string" calcext:value-type="string">
            <text:p>32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2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2Y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32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32Y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table:formula="of:=CONCATENATE([.A14]; [.A1])" office:value-type="string" office:string-value="40X" calcext:value-type="string">
            <text:p>40X</text:p>
          </table:table-cell>
          <table:table-cell table:formula="of:=CONCATENATE([.B14]; [.B1])" office:value-type="string" office:string-value="35Y" calcext:value-type="string">
            <text:p>35Y</text:p>
          </table:table-cell>
          <table:table-cell table:formula="of:=CONCATENATE([.C14]; [.C1])" office:value-type="string" office:string-value="16Z" calcext:value-type="string">
            <text:p>16Z</text:p>
          </table:table-cell>
          <table:table-cell table:formula="of:=CONCATENATE([.D14]; [.D1])" office:value-type="string" office:string-value="12W" calcext:value-type="string">
            <text:p>12W</text:p>
          </table:table-cell>
          <table:table-cell/>
          <table:table-cell office:value-type="string" calcext:value-type="string">
            <text:p>33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3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3Y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33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3Y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35Y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5Y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5Y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35Y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5Y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40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0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0X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40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0X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"/>
        </table:table-row>
      </table:table>
      <table:table table:name="p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úmero de estudian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teg 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teg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eg 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teg 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teg 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eg 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teg G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8" calcext:value-type="float">
            <text:p>8</text:p>
          </table:table-cell>
          <table:table-cell/>
          <table:table-cell table:formula="of:=SUM([.E2:.E6])" office:value-type="float" office:value="14" calcext:value-type="float">
            <text:p>14</text:p>
          </table:table-cell>
          <table:table-cell/>
          <table:table-cell table:formula="of:=SUM([.G2:.G6])" office:value-type="float" office:value="21" calcext:value-type="float">
            <text:p>21</text:p>
          </table:table-cell>
          <table:table-cell/>
          <table:table-cell table:formula="of:=SUM([.I2:.I6])" office:value-type="float" office:value="20" calcext:value-type="float">
            <text:p>20</text:p>
          </table:table-cell>
          <table:table-cell/>
          <table:table-cell table:formula="of:=SUM([.K2:.K6])" office:value-type="float" office:value="17" calcext:value-type="float">
            <text:p>17</text:p>
          </table:table-cell>
          <table:table-cell/>
          <table:table-cell table:formula="of:=SUM([.M2:.M6])" office:value-type="float" office:value="29" calcext:value-type="float">
            <text:p>29</text:p>
          </table:table-cell>
          <table:table-cell/>
          <table:table-cell table:formula="of:=SUM([.O2:.O6])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formula="of:=[.C7]^2" office:value-type="float" office:value="64" calcext:value-type="float">
            <text:p>64</text:p>
          </table:table-cell>
          <table:table-cell/>
          <table:table-cell table:formula="of:=[.E7]^2" office:value-type="float" office:value="196" calcext:value-type="float">
            <text:p>196</text:p>
          </table:table-cell>
          <table:table-cell/>
          <table:table-cell table:formula="of:=[.G7]^2" office:value-type="float" office:value="441" calcext:value-type="float">
            <text:p>441</text:p>
          </table:table-cell>
          <table:table-cell/>
          <table:table-cell table:formula="of:=[.I7]^2" office:value-type="float" office:value="400" calcext:value-type="float">
            <text:p>400</text:p>
          </table:table-cell>
          <table:table-cell/>
          <table:table-cell table:formula="of:=[.K7]^2" office:value-type="float" office:value="289" calcext:value-type="float">
            <text:p>289</text:p>
          </table:table-cell>
          <table:table-cell/>
          <table:table-cell table:formula="of:=[.M7]^2" office:value-type="float" office:value="841" calcext:value-type="float">
            <text:p>841</text:p>
          </table:table-cell>
          <table:table-cell/>
          <table:table-cell table:formula="of:=[.O7]^2" office:value-type="float" office:value="961" calcext:value-type="float">
            <text:p>96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1" table:formula="of:=([.A12]*[.B12])-[.C12]" office:value-type="float" office:value="16.8" calcext:value-type="float">
            <text:p>16.8</text:p>
          </table:table-cell>
          <table:table-cell table:number-columns-repeated="2"/>
          <table:table-cell office:value-type="string" calcext:value-type="string">
            <text:p>num b</text:p>
          </table:table-cell>
          <table:table-cell table:formula="of:=COUNT([.A2:.A6]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X² de tabla</text:p>
          </table:table-cell>
          <table:table-cell table:style-name="ce1" office:value-type="float" office:value="12.592" calcext:value-type="float">
            <text:p>12.592</text:p>
          </table:table-cell>
          <table:table-cell table:number-columns-repeated="6"/>
        </table:table-row>
        <table:table-row table:style-name="ro1">
          <table:table-cell table:formula="of:=(12/([.F11]*[.F12]*([.F12]+1)))" office:value-type="float" office:value="0.0428571428571429" calcext:value-type="float">
            <text:p>0.042857142857143</text:p>
          </table:table-cell>
          <table:table-cell table:formula="of:=SUM([.C8:.O8])" office:value-type="float" office:value="3192" calcext:value-type="float">
            <text:p>3192</text:p>
          </table:table-cell>
          <table:table-cell table:formula="of:=3*[.F11]*([.F12]+1)" office:value-type="float" office:value="120" calcext:value-type="float">
            <text:p>120</text:p>
          </table:table-cell>
          <table:table-cell/>
          <table:table-cell office:value-type="string" calcext:value-type="string">
            <text:p>num tx</text:p>
          </table:table-cell>
          <table:table-cell table:formula="of:=COUNT([.C7:.O7])" office:value-type="float" office:value="7" calcext:value-type="float">
            <text:p>7</text:p>
          </table:table-cell>
          <table:table-cell/>
          <table:table-cell table:formula="of:=[.F12]-1"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loque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1</text:p>
          </table:table-cell>
          <table:table-cell table:style-name="ce11" office:value-type="string" calcext:value-type="string">
            <text:p>numeración</text:p>
          </table:table-cell>
          <table:table-cell office:value-type="string" calcext:value-type="string">
            <text:p>categ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2</text:p>
          </table:table-cell>
          <table:table-cell table:style-name="ce11" office:value-type="string" calcext:value-type="string">
            <text:p>numeración</text:p>
          </table:table-cell>
          <table:table-cell office:value-type="string" calcext:value-type="string">
            <text:p>categ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3</text:p>
          </table:table-cell>
          <table:table-cell table:style-name="ce11" office:value-type="string" calcext:value-type="string">
            <text:p>numeración</text:p>
          </table:table-cell>
          <table:table-cell office:value-type="string" calcext:value-type="string">
            <text:p>categ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4</text:p>
          </table:table-cell>
          <table:table-cell table:style-name="ce11" office:value-type="string" calcext:value-type="string">
            <text:p>numeración</text:p>
          </table:table-cell>
          <table:table-cell office:value-type="string" calcext:value-type="string">
            <text:p>categ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5</text:p>
          </table:table-cell>
          <table:table-cell table:style-name="ce11" office:value-type="string" calcext:value-type="string">
            <text:p>numeración</text:p>
          </table:table-cell>
          <table:table-cell office:value-type="string" calcext:value-type="string">
            <text:p>categ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6</text:p>
          </table:table-cell>
          <table:table-cell table:style-name="ce11" office:value-type="string" calcext:value-type="string">
            <text:p>numeración</text:p>
          </table:table-cell>
          <table:table-cell office:value-type="string" calcext:value-type="string">
            <text:p>categ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7</text:p>
          </table:table-cell>
          <table:table-cell table:style-name="ce11" office:value-type="string" calcext:value-type="string">
            <text:p>numeración</text:p>
          </table:table-cell>
          <table:table-cell office:value-type="string" calcext:value-type="string">
            <text:p>categ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12"/>
        </table:table-row>
      </table:table>
      <table:table table:name="p2-copy-paste" table:style-name="ta1"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úmero de estudian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p1.J1:p1.K25" table:display-filter-buttons="true" table:orientation="column"/>
        <table:database-range table:name="__Anonymous_Sheet_DB__1" table:target-range-address="'p1-copy-paste'.A9:'p1-copy-paste'.A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9:08:35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08:58:14.476000000</meta:creation-date>
    <dc:date>2020-07-16T14:24:26.329000000</dc:date>
    <meta:editing-duration>PT17H48M48S</meta:editing-duration>
    <meta:editing-cycles>9</meta:editing-cycles>
    <meta:generator>LibreOffice/6.4.4.2$Windows_X86_64 LibreOffice_project/3d775be2011f3886db32dfd395a6a6d1ca2630ff</meta:generator>
    <meta:document-statistic meta:table-count="4" meta:cell-count="915" meta:object-count="0"/>
  </office:meta>
</office:document-meta>
</file>